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ranscript</text:p>
      <text:p text:style-name="Standard"/>
      <text:p text:style-name="Standard"/>
      <text:p text:style-name="Standard">0:00</text:p>
      <text:p text:style-name="Standard">What if I told you that right now, at this very moment, you are standing in the middle of a battlefield. This is not</text:p>
      <text:p text:style-name="Standard">0:06</text:p>
      <text:p text:style-name="Standard">a war fought with swords or guns, but a spiritual battle raging all around you.</text:p>
      <text:p text:style-name="Standard">0:12</text:p>
      <text:p text:style-name="Standard">One with eternal stakes. Every doubt you faced, every fear that's whispered in</text:p>
      <text:p text:style-name="Standard">0:17</text:p>
      <text:p text:style-name="Standard">your ear, every temptation that's tried to pull you away, these are not random occurrences. They are calculated attacks</text:p>
      <text:p text:style-name="Standard">0:25</text:p>
      <text:p text:style-name="Standard">meant to shake your faith and weaken your spirit. But here's the shocking</text:p>
      <text:p text:style-name="Standard">0:30</text:p>
      <text:p text:style-name="Standard">truth. You don't have to lose. You've been given a divine weapon, a set of</text:p>
      <text:p text:style-name="Standard">0:36</text:p>
      <text:p text:style-name="Standard">supernatural armor crafted by God himself. It's not a myth, not a</text:p>
      <text:p text:style-name="Standard">0:41</text:p>
      <text:p text:style-name="Standard">metaphor, but a spiritual strategy that can empower you to walk in victory no</text:p>
      <text:p text:style-name="Standard">0:47</text:p>
      <text:p text:style-name="Standard">matter what comes your way. Yet, many people neglect this armor, leaving</text:p>
      <text:p text:style-name="Standard">0:52</text:p>
      <text:p text:style-name="Standard">themselves vulnerable to defeat. Why? Because they don't know how to put it on or wield it properly. That's what we're</text:p>
      <text:p text:style-name="Standard">0:59</text:p>
      <text:p text:style-name="Standard">here to change. In the next few minutes, you'll discover the seven essential keys</text:p>
      <text:p text:style-name="Standard">1:04</text:p>
      <text:p text:style-name="Standard">to spiritual victory rooted in the armor of God. These truths will transform the</text:p>
      <text:p text:style-name="Standard">1:10</text:p>
      <text:p text:style-name="Standard">way you face challenges, endure trials, and overcome the enemy.</text:p>
      <text:p text:style-name="Standard">1:16</text:p>
      <text:p text:style-name="Standard">Are you ready to unlock the secrets of God's ultimate battle plan? Stay with us because this could be the most important</text:p>
      <text:p text:style-name="Standard">1:23</text:p>
      <text:p text:style-name="Standard">revelation you'll ever encounter. The enemy doesn't want you to know what's coming next, but you'll be glad you</text:p>
      <text:p text:style-name="Standard">1:29</text:p>
      <text:p text:style-name="Standard">stayed. Don't forget to hit like and subscribe to support us and join us on this</text:p>
      <text:p text:style-name="Standard">1:35</text:p>
      <text:p text:style-name="Standard">journey of exploring meaningful Bible stories. Now, let's dive into today's</text:p>
      <text:p text:style-name="Standard">1:41</text:p>
      <text:p text:style-name="Standard">special story with Bible story explorations. The armor of God explained, winning the</text:p>
      <text:p text:style-name="Standard">1:49</text:p>
      <text:p text:style-name="Standard">battle against evil. Imagine stepping into battle, but your</text:p>
      <text:p text:style-name="Standard">1:54</text:p>
      <text:p text:style-name="Standard">armor is loose, unfastened, and falling apart. Would you stand a chance? This is</text:p>
      <text:p text:style-name="Standard">2:00</text:p>
      <text:p text:style-name="Standard">what happens when we lack the belt of truth, the essential piece of spiritual armor that holds everything else</text:p>
      <text:p text:style-name="Standard">2:07</text:p>
      <text:p text:style-name="Standard"><text:soft-page-break/>together. Without it, the rest of the armor becomes useless, leaving us</text:p>
      <text:p text:style-name="Standard">2:13</text:p>
      <text:p text:style-name="Standard">exposed to the enemy's lies and deceptions. The belt of truth isn't just an</text:p>
      <text:p text:style-name="Standard">2:18</text:p>
      <text:p text:style-name="Standard">accessory. It's the foundation of your defense in spiritual warfare. In John</text:p>
      <text:p text:style-name="Standard">2:24</text:p>
      <text:p text:style-name="Standard">17:17, Jesus prays, "Sanctify them by your truth. Your word is truth." This</text:p>
      <text:p text:style-name="Standard">2:31</text:p>
      <text:p text:style-name="Standard">means God's word isn't just true. It is truth itself. The ultimate reality</text:p>
      <text:p text:style-name="Standard">2:37</text:p>
      <text:p text:style-name="Standard">against which everything must be measured. Truth stabilizes us in a world</text:p>
      <text:p text:style-name="Standard">2:42</text:p>
      <text:p text:style-name="Standard">that thrives on confusion, halftruths, and outright lies. It's not negotiable.</text:p>
      <text:p text:style-name="Standard">2:49</text:p>
      <text:p text:style-name="Standard">It's the anchor that keeps us steady when the storms of doubt and fear try to pull us under. In today's society, truth</text:p>
      <text:p text:style-name="Standard">2:58</text:p>
      <text:p text:style-name="Standard">is under constant attack. We live in a world where feelings often replace</text:p>
      <text:p text:style-name="Standard">3:03</text:p>
      <text:p text:style-name="Standard">facts, where my truth is exalted over the truth. This chaotic mindset leaves</text:p>
      <text:p text:style-name="Standard">3:10</text:p>
      <text:p text:style-name="Standard">people vulnerable to deception. Just like Eve in the Garden of Eden, who fell prey to the serpent's twisting of God's</text:p>
      <text:p text:style-name="Standard">3:17</text:p>
      <text:p text:style-name="Standard">word, the enemy's first weapon was a lie, and it remains his sharpest tool.</text:p>
      <text:p text:style-name="Standard">3:23</text:p>
      <text:p text:style-name="Standard">Without the belt of truth, we're defenseless against his attacks. To put on this belt means to immerse</text:p>
      <text:p text:style-name="Standard">3:29</text:p>
      <text:p text:style-name="Standard">yourself in God's word daily. Not just reading it, but letting it shape your</text:p>
      <text:p text:style-name="Standard">3:34</text:p>
      <text:p text:style-name="Standard">thinking and guide your decisions. Think of Jesus in the wilderness where Satan</text:p>
      <text:p text:style-name="Standard">3:40</text:p>
      <text:p text:style-name="Standard">tempted him with distorted truths. Each time Jesus responded with the word of</text:p>
      <text:p text:style-name="Standard">3:45</text:p>
      <text:p text:style-name="Standard">God, declaring what was true over the enemy's lies. This is what the belt of</text:p>
      <text:p text:style-name="Standard">3:50</text:p>
      <text:p text:style-name="Standard">truth empowers us to do. Discern deception and stand firm on God's</text:p>
      <text:p text:style-name="Standard">3:56</text:p>
      <text:p text:style-name="Standard">unchanging promises. But the belt of truth does more than protect. It transforms. It teaches us to</text:p>
      <text:p text:style-name="Standard">4:04</text:p>
      <text:p text:style-name="Standard">see the world through God's eyes. When we wear this belt, we stop chasing the everchanging standards of culture and</text:p>
      <text:p text:style-name="Standard">4:11</text:p>
      <text:p text:style-name="Standard">start living with integrity. We stop second-guessing whether we're loved, forgiven, or redeemed because the truth</text:p>
      <text:p text:style-name="Standard">4:18</text:p>
      <text:p text:style-name="Standard">of God's word assures us of our identity in Christ. Think about the chaos we face</text:p>
      <text:p text:style-name="Standard">4:25</text:p>
      <text:p text:style-name="Standard">every day. Endless debates in the media, the pressure to conform to cultural</text:p>
      <text:p text:style-name="Standard">4:30</text:p>
      <text:p text:style-name="Standard">norms, the temptation to compromise our values. How do you discern what's real</text:p>
      <text:p text:style-name="Standard">4:36</text:p>
      <text:p text:style-name="Standard"><text:soft-page-break/>when the lines between truth and lies blur? The belt of truth cuts through the</text:p>
      <text:p text:style-name="Standard">4:41</text:p>
      <text:p text:style-name="Standard">noise, giving us clarity and courage to stand firm in our convictions even when</text:p>
      <text:p text:style-name="Standard">4:47</text:p>
      <text:p text:style-name="Standard">the world calls us foolish. And here's the warning. Without truth,</text:p>
      <text:p text:style-name="Standard">4:52</text:p>
      <text:p text:style-name="Standard">you're vulnerable to spiritual collapse. The lies of the enemy can dismantle your faith piece by piece, making you doubt</text:p>
      <text:p text:style-name="Standard">4:59</text:p>
      <text:p text:style-name="Standard">God's goodness, question his promises, or even lose sight of your purpose. But</text:p>
      <text:p text:style-name="Standard">5:05</text:p>
      <text:p text:style-name="Standard">when you know and trust God's word, you're unshakable. The belt of truth equips you to face each day with</text:p>
      <text:p text:style-name="Standard">5:12</text:p>
      <text:p text:style-name="Standard">confidence, knowing that no lie can penetrate the armor of a believer grounded in scripture. The belt of truth</text:p>
      <text:p text:style-name="Standard">5:19</text:p>
      <text:p text:style-name="Standard">is not just defensive, it's proactive. It trains us to speak honestly, live</text:p>
      <text:p text:style-name="Standard">5:25</text:p>
      <text:p text:style-name="Standard">righteously, and walk in step with God's reality. It's the difference between fighting blindfolded, and seeing the</text:p>
      <text:p text:style-name="Standard">5:31</text:p>
      <text:p text:style-name="Standard">battlefield clearly. With this belt fastened tightly, you're ready to stand firm against any attack. So, how do you</text:p>
      <text:p text:style-name="Standard">5:39</text:p>
      <text:p text:style-name="Standard">put it on? Open God's word. Meditate on his promises, and let them saturate your</text:p>
      <text:p text:style-name="Standard">5:46</text:p>
      <text:p text:style-name="Standard">mind and heart. Declare his truth over every area of your life. your struggles,</text:p>
      <text:p text:style-name="Standard">5:52</text:p>
      <text:p text:style-name="Standard">your doubts, your decisions. Let his truth be the lens through which you see the world. The compass that guides your</text:p>
      <text:p text:style-name="Standard">5:59</text:p>
      <text:p text:style-name="Standard">steps and the anchor that holds you steady in every storm.</text:p>
      <text:p text:style-name="Standard">6:04</text:p>
      <text:p text:style-name="Standard">Without the belt of truth, we are vulnerable, directionless, and exposed. But with it, we are rooted, ready, and</text:p>
      <text:p text:style-name="Standard">6:11</text:p>
      <text:p text:style-name="Standard">unstoppable. It's time to fasten this belt, stand firm, and face the battle</text:p>
      <text:p text:style-name="Standard">6:16</text:p>
      <text:p text:style-name="Standard">with confidence. Truth is not just a weapon. It's your lifeline.</text:p>
      <text:p text:style-name="Standard">6:22</text:p>
      <text:p text:style-name="Standard">Picture this. You're on the battlefield and your heart, the very core of your</text:p>
      <text:p text:style-name="Standard">6:27</text:p>
      <text:p text:style-name="Standard">being is exposed. One strike from the enemy could end it all. This is why the</text:p>
      <text:p text:style-name="Standard">6:33</text:p>
      <text:p text:style-name="Standard">breastplate is critical in spiritual warfare. It shields your heart, your emotions, and your soul from the</text:p>
      <text:p text:style-name="Standard">6:40</text:p>
      <text:p text:style-name="Standard">piercing arrows of guilt, shame, and doubt. But this isn't just any breastplate. It's the breastplate of</text:p>
      <text:p text:style-name="Standard">6:46</text:p>
      <text:p text:style-name="Standard">righteousness designed by God himself to guard the most vital part of you.</text:p>
      <text:p text:style-name="Standard">6:53</text:p>
      <text:p text:style-name="Standard"><text:soft-page-break/>Righteousness is the essence of God's perfection, his holiness poured out in our lives. Romans 3:23 reminds us that</text:p>
      <text:p text:style-name="Standard">7:01</text:p>
      <text:p text:style-name="Standard">we've all sinned and fallen short of his glory. On our own, we're defenseless.</text:p>
      <text:p text:style-name="Standard">7:08</text:p>
      <text:p text:style-name="Standard">But here's the beauty. Through Jesus Christ, we are made righteous. Not</text:p>
      <text:p text:style-name="Standard">7:13</text:p>
      <text:p text:style-name="Standard">because of our works, but because of his sacrifice. The breastplate of righteousness isn't forged from our own</text:p>
      <text:p text:style-name="Standard">7:19</text:p>
      <text:p text:style-name="Standard">efforts. It's a gift freely given to cover our imperfections with his perfection.</text:p>
      <text:p text:style-name="Standard">7:25</text:p>
      <text:p text:style-name="Standard">This breastplate doesn't just protect, it empowers. Think about King David, a</text:p>
      <text:p text:style-name="Standard">7:30</text:p>
      <text:p text:style-name="Standard">man after God's own heart who stumbled into grievous sin. His story could have ended in despair, but when he repented,</text:p>
      <text:p text:style-name="Standard">7:38</text:p>
      <text:p text:style-name="Standard">God restored him. The breastplate of righteousness reminds us that failure is not final. It shields</text:p>
      <text:p text:style-name="Standard">7:45</text:p>
      <text:p text:style-name="Standard">us from the enemy's accusations, whispering, "You're unworthy. You've gone too far." Instead, it declares,</text:p>
      <text:p text:style-name="Standard">7:52</text:p>
      <text:p text:style-name="Standard">"You are forgiven. You are loved. You are righteous through Christ." The heart</text:p>
      <text:p text:style-name="Standard">7:57</text:p>
      <text:p text:style-name="Standard">is the command center of your life. It drives your decisions, shapes your desires, and reflects your identity.</text:p>
      <text:p text:style-name="Standard">8:05</text:p>
      <text:p text:style-name="Standard">Left unprotected, it becomes a prime target for the enemy. He'll aim his</text:p>
      <text:p text:style-name="Standard">8:10</text:p>
      <text:p text:style-name="Standard">fiery darts at your weaknesses, guilt over past mistakes, fear of rejection,</text:p>
      <text:p text:style-name="Standard">8:15</text:p>
      <text:p text:style-name="Standard">or shame over sins long forgiven. But the breastplate of righteousness stands</text:p>
      <text:p text:style-name="Standard">8:20</text:p>
      <text:p text:style-name="Standard">as your defense, reminding you that your worth isn't tied to your failures, but</text:p>
      <text:p text:style-name="Standard">8:25</text:p>
      <text:p text:style-name="Standard">to Christ's victory. Wearing this breastplate means living in the assurance that you are justified by</text:p>
      <text:p text:style-name="Standard">8:32</text:p>
      <text:p text:style-name="Standard">faith. It's not about being perfect. It's about being covered. Imagine a</text:p>
      <text:p text:style-name="Standard">8:37</text:p>
      <text:p text:style-name="Standard">soldier stepping into battle, fully armored yet consumed by self-doubt. How</text:p>
      <text:p text:style-name="Standard">8:43</text:p>
      <text:p text:style-name="Standard">effective would they be? That's us when we try to rely on our own righteousness. The breastplate of righteousness frees</text:p>
      <text:p text:style-name="Standard">8:50</text:p>
      <text:p text:style-name="Standard">us from striving, allowing us to walk boldly in the grace and power of God. This armor doesn't just guard, it</text:p>
      <text:p text:style-name="Standard">8:57</text:p>
      <text:p text:style-name="Standard">transforms. It changes how you see yourself in others. When you understand that you are forgiven, you can extend</text:p>
      <text:p text:style-name="Standard">9:04</text:p>
      <text:p text:style-name="Standard">that forgiveness to others. When you embrace God's love for you, you can love others even when it's hard. The</text:p>
      <text:p text:style-name="Standard"><text:soft-page-break/>9:11</text:p>
      <text:p text:style-name="Standard">breastplate of righteousness equips you to live with compassion and integrity,</text:p>
      <text:p text:style-name="Standard">9:16</text:p>
      <text:p text:style-name="Standard">reflecting the character of Christ in every interaction. But be warned, the enemy will try to</text:p>
      <text:p text:style-name="Standard">9:22</text:p>
      <text:p text:style-name="Standard">make you take off this armor. He'll remind you of your sins, magnify your</text:p>
      <text:p text:style-name="Standard">9:27</text:p>
      <text:p text:style-name="Standard">flaws, and sew seeds of insecurity. His goal is to leave your heart exposed,</text:p>
      <text:p text:style-name="Standard">9:35</text:p>
      <text:p text:style-name="Standard">vulnerable to despair. This is why you must never remove the breastplate of righteousness. Each time</text:p>
      <text:p text:style-name="Standard">9:42</text:p>
      <text:p text:style-name="Standard">the enemy attacks, declare this truth. I am the righteousness of God in Christ</text:p>
      <text:p text:style-name="Standard">9:48</text:p>
      <text:p text:style-name="Standard">Jesus. 2 Corinthians 5:21. Stand firm, knowing that his</text:p>
      <text:p text:style-name="Standard">9:54</text:p>
      <text:p text:style-name="Standard">righteousness is your unshakable defense. To put on this breastplate,</text:p>
      <text:p text:style-name="Standard">10:00</text:p>
      <text:p text:style-name="Standard">start by accepting God's grace. Lay down the burdens of guilt and self-</text:p>
      <text:p text:style-name="Standard">10:06</text:p>
      <text:p text:style-name="Standard">condemnation and embrace the forgiveness that Christ offers. Let his righteousness define you, not your past,</text:p>
      <text:p text:style-name="Standard">10:13</text:p>
      <text:p text:style-name="Standard">not your failures, and not the opinions of others. With this armor, you can face every trial with confidence, knowing</text:p>
      <text:p text:style-name="Standard">10:20</text:p>
      <text:p text:style-name="Standard">that your heart is guarded by the one who loves you most. In moments of weakness, when guilt and shame threaten</text:p>
      <text:p text:style-name="Standard">10:27</text:p>
      <text:p text:style-name="Standard">to overwhelm, remember that the breastplate of righteousness is already in place, it's your constant reminder</text:p>
      <text:p text:style-name="Standard">10:34</text:p>
      <text:p text:style-name="Standard">that through Christ, you are enough. You are forgiven. You are free. Walk boldly,</text:p>
      <text:p text:style-name="Standard">10:41</text:p>
      <text:p text:style-name="Standard">live confidently, and stand firm, knowing that your heart is safe in the hands of your savior. Imagine standing</text:p>
      <text:p text:style-name="Standard">10:49</text:p>
      <text:p text:style-name="Standard">in the middle of a storm. Winds howling, chaos swirling around you. What keeps</text:p>
      <text:p text:style-name="Standard">10:54</text:p>
      <text:p text:style-name="Standard">you steady? What anchors you, allowing you to stand firm and take your next step. In spiritual warfare, this</text:p>
      <text:p text:style-name="Standard">11:02</text:p>
      <text:p text:style-name="Standard">steadiness comes from the shoes of peace. A powerful piece of armor that ensures every step we take is grounded</text:p>
      <text:p text:style-name="Standard">11:09</text:p>
      <text:p text:style-name="Standard">in God's reconciliation and unwavering calm.</text:p>
      <text:p text:style-name="Standard">11:15</text:p>
      <text:p text:style-name="Standard">These shoes aren't ordinary. They're designed for battle. They're not about luxury or ease. They're about readiness.</text:p>
      <text:p text:style-name="Standard">11:23</text:p>
      <text:p text:style-name="Standard">Romans 5:1 tells us, "Therefore, having been justified by faith, we have peace</text:p>
      <text:p text:style-name="Standard">11:28</text:p>
      <text:p text:style-name="Standard"><text:soft-page-break/>with God through our Lord Jesus Christ." This peace is not just a fleeting</text:p>
      <text:p text:style-name="Standard">11:34</text:p>
      <text:p text:style-name="Standard">feeling or a passive state. It's an unshakable assurance rooted in the</text:p>
      <text:p text:style-name="Standard">11:39</text:p>
      <text:p text:style-name="Standard">gospel, empowering us to stand firm and move forward no matter the terrain.</text:p>
      <text:p text:style-name="Standard">11:45</text:p>
      <text:p text:style-name="Standard">But why peace in the midst of war? Because peace is both our defense and</text:p>
      <text:p text:style-name="Standard">11:50</text:p>
      <text:p text:style-name="Standard">our mission. The gospel transforms our relationship with God, replacing enmity</text:p>
      <text:p text:style-name="Standard">11:56</text:p>
      <text:p text:style-name="Standard">with harmony. Picture yourself reconciled with the creator of the universe. No longer burdened by sin or</text:p>
      <text:p text:style-name="Standard">12:03</text:p>
      <text:p text:style-name="Standard">separated by guilt. This peace isn't fragile. It's a fortress shielding us</text:p>
      <text:p text:style-name="Standard">12:10</text:p>
      <text:p text:style-name="Standard">from the turbulence of the world and the lies of the enemy. Wearing the shoes of peace means walking confidently even in</text:p>
      <text:p text:style-name="Standard">12:17</text:p>
      <text:p text:style-name="Standard">the face of conflict or uncertainty. Think about Jesus calming the storm on the Sea of Galilee. While the disciples</text:p>
      <text:p text:style-name="Standard">12:24</text:p>
      <text:p text:style-name="Standard">were paralyzed by fear, Jesus demonstrated the power of peace. Peace</text:p>
      <text:p text:style-name="Standard">12:30</text:p>
      <text:p text:style-name="Standard">be still. Wasn't just for the wind and waves. It was for their hearts, reminding them that God's presence</text:p>
      <text:p text:style-name="Standard">12:36</text:p>
      <text:p text:style-name="Standard">brings calm in the chaos. In relationships, the shoes of peace make</text:p>
      <text:p text:style-name="Standard">12:42</text:p>
      <text:p text:style-name="Standard">us ambassadors of reconciliation. The gospel compels us to seek unity, to let</text:p>
      <text:p text:style-name="Standard">12:47</text:p>
      <text:p text:style-name="Standard">go of grudges, and to pursue healing where division has taken root. It's not always easy. Picture a tense family</text:p>
      <text:p text:style-name="Standard">12:55</text:p>
      <text:p text:style-name="Standard">gathering or a workplace filled with conflict. In these moments, wearing the shoes of peace means choosing patience</text:p>
      <text:p text:style-name="Standard">13:02</text:p>
      <text:p text:style-name="Standard">over anger, grace over retaliation, and love over resentment. It means being the</text:p>
      <text:p text:style-name="Standard">13:08</text:p>
      <text:p text:style-name="Standard">steady presence that brings calm to the storm. The world often promotes peace as</text:p>
      <text:p text:style-name="Standard">13:15</text:p>
      <text:p text:style-name="Standard">the absence of conflict. But the peace of God goes deeper. It's the presence of</text:p>
      <text:p text:style-name="Standard">13:20</text:p>
      <text:p text:style-name="Standard">wholeness. When life feels fragmented by stress, financial burdens, or</text:p>
      <text:p text:style-name="Standard">13:25</text:p>
      <text:p text:style-name="Standard">uncertainty, these shoes remind us that we are grounded in God's promises. This</text:p>
      <text:p text:style-name="Standard">13:31</text:p>
      <text:p text:style-name="Standard">peace transcends understanding, allowing us to walk forward with confidence, even</text:p>
      <text:p text:style-name="Standard">13:36</text:p>
      <text:p text:style-name="Standard">when the path is unclear. Think about those moments in life when</text:p>
      <text:p text:style-name="Standard">13:42</text:p>
      <text:p text:style-name="Standard">you feel immobilized by fear or worry. When every step feels uncertain, the</text:p>
      <text:p text:style-name="Standard">13:48</text:p>
      <text:p text:style-name="Standard"><text:soft-page-break/>shoes of peace are your assurance that you're not walking alone. With every</text:p>
      <text:p text:style-name="Standard">13:53</text:p>
      <text:p text:style-name="Standard">step, God walks beside you, guiding you toward his purpose and giving you the</text:p>
      <text:p text:style-name="Standard">13:58</text:p>
      <text:p text:style-name="Standard">courage to keep moving forward. These shoes equip you to navigate the roughest</text:p>
      <text:p text:style-name="Standard">14:04</text:p>
      <text:p text:style-name="Standard">terrain with unwavering faith. The shoes of peace also empower us to carry the</text:p>
      <text:p text:style-name="Standard">14:10</text:p>
      <text:p text:style-name="Standard">gospel wherever we go. Ephesians 6:15 describes them as the readiness that</text:p>
      <text:p text:style-name="Standard">14:16</text:p>
      <text:p text:style-name="Standard">comes from the gospel of peace. Just as a messenger in ancient times needed</text:p>
      <text:p text:style-name="Standard">14:21</text:p>
      <text:p text:style-name="Standard">sturdy shoes to deliver their message, we are called to bring God's message of</text:p>
      <text:p text:style-name="Standard">14:26</text:p>
      <text:p text:style-name="Standard">reconciliation to a broken world. With these shoes, we become peacemakers.</text:p>
      <text:p text:style-name="Standard">14:33</text:p>
      <text:p text:style-name="Standard">Carrying the good news of salvation to those who are weary and lost. But don't</text:p>
      <text:p text:style-name="Standard">14:38</text:p>
      <text:p text:style-name="Standard">be mistaken. Wearing these shoes requires intentionality. Peace isn't something that happens</text:p>
      <text:p text:style-name="Standard">14:44</text:p>
      <text:p text:style-name="Standard">passively. It's a daily decision to trust God's plan, to surrender our</text:p>
      <text:p text:style-name="Standard">14:49</text:p>
      <text:p text:style-name="Standard">anxieties, and to seek his guidance. It's the deliberate act of stepping into the truth of the gospel, allowing it to</text:p>
      <text:p text:style-name="Standard">14:57</text:p>
      <text:p text:style-name="Standard">shape our thoughts, words, and actions. To wear the shoes of peace is to live in</text:p>
      <text:p text:style-name="Standard">15:03</text:p>
      <text:p text:style-name="Standard">the confidence that God's victory is already secured. It's to walk boldly</text:p>
      <text:p text:style-name="Standard">15:09</text:p>
      <text:p text:style-name="Standard">through life's challenges, knowing that no obstacle can shake the foundation of</text:p>
      <text:p text:style-name="Standard">15:14</text:p>
      <text:p text:style-name="Standard">his promises. These shoes give us the strength to stand firm in the face of</text:p>
      <text:p text:style-name="Standard">15:19</text:p>
      <text:p text:style-name="Standard">adversity and the courage to take the gospel to the farthest reaches of the earth. So take a moment to examine your</text:p>
      <text:p text:style-name="Standard">15:27</text:p>
      <text:p text:style-name="Standard">own journey. Are your steps steady, guided by the peace of God? Or do you</text:p>
      <text:p text:style-name="Standard">15:33</text:p>
      <text:p text:style-name="Standard">find yourself stumbling over worry, anger, or fear? If so, remember this.</text:p>
      <text:p text:style-name="Standard">15:40</text:p>
      <text:p text:style-name="Standard">The shoes of peace are already yours. Put them on, lace them tightly, and step</text:p>
      <text:p text:style-name="Standard">15:46</text:p>
      <text:p text:style-name="Standard">forward with faith. Let every step you take be a testimony of the reconciliation you've received and the</text:p>
      <text:p text:style-name="Standard">15:53</text:p>
      <text:p text:style-name="Standard">peace you're called to share. Picture yourself on the battlefield. Arrows</text:p>
      <text:p text:style-name="Standard">15:59</text:p>
      <text:p text:style-name="Standard">raining down from every direction. Each one carrying a message of doubt, fear,</text:p>
      <text:p text:style-name="Standard">16:04</text:p>
      <text:p text:style-name="Standard">and despair. In that moment, your survival depends on one crucial piece of</text:p>
      <text:p text:style-name="Standard">16:10</text:p>
      <text:p text:style-name="Standard">armor, the shield of faith. This is no ordinary shield. It's your defense</text:p>
      <text:p text:style-name="Standard"><text:soft-page-break/>16:15</text:p>
      <text:p text:style-name="Standard">against the relentless attacks of the enemy. And its power lies not in its size, but in the unshakable trust you</text:p>
      <text:p text:style-name="Standard">16:22</text:p>
      <text:p text:style-name="Standard">place in God's promises. Hebrews 11:1 defines faith as the</text:p>
      <text:p text:style-name="Standard">16:30</text:p>
      <text:p text:style-name="Standard">confidence in what we hope for and assurance about what we do not see.</text:p>
      <text:p text:style-name="Standard">16:35</text:p>
      <text:p text:style-name="Standard">Faith isn't merely a feeling or a fleeting moment of inspiration. It's a fortress built brick by brick through</text:p>
      <text:p text:style-name="Standard">16:43</text:p>
      <text:p text:style-name="Standard">trust in God's character and his word. It is your unwavering confidence that</text:p>
      <text:p text:style-name="Standard">16:49</text:p>
      <text:p text:style-name="Standard">even when you can't see the way forward, God is already there paving the path to</text:p>
      <text:p text:style-name="Standard">16:54</text:p>
      <text:p text:style-name="Standard">victory. The shield of faith is not a passive defense. It is an active force that</text:p>
      <text:p text:style-name="Standard">17:01</text:p>
      <text:p text:style-name="Standard">extinguishes the fiery arrows of fear and doubt. These arrows come in many</text:p>
      <text:p text:style-name="Standard">17:06</text:p>
      <text:p text:style-name="Standard">forms. Uncertainty about the future, insecurities about your abilities, or the paralyzing fear that you are alone</text:p>
      <text:p text:style-name="Standard">17:13</text:p>
      <text:p text:style-name="Standard">in your battles. Each arrow is designed to weaken your resolve. But with the shield of faith,</text:p>
      <text:p text:style-name="Standard">17:20</text:p>
      <text:p text:style-name="Standard">you hold the power to extinguish them before they ever reach you. Faith</text:p>
      <text:p text:style-name="Standard">17:25</text:p>
      <text:p text:style-name="Standard">requires action. Consider Abraham who left his homeland without knowing where</text:p>
      <text:p text:style-name="Standard">17:31</text:p>
      <text:p text:style-name="Standard">God was leading him. Or Moses who stood before the Red Sea with an entire nation</text:p>
      <text:p text:style-name="Standard">17:37</text:p>
      <text:p text:style-name="Standard">depending on his faith in God's deliverance. These heroes of faith</text:p>
      <text:p text:style-name="Standard">17:42</text:p>
      <text:p text:style-name="Standard">didn't wait for perfect clarity. They move forward, shielded by their trust in</text:p>
      <text:p text:style-name="Standard">17:47</text:p>
      <text:p text:style-name="Standard">God's promises. Their stories remind us that faith isn't about having all the answers. It's about trusting the one who</text:p>
      <text:p text:style-name="Standard">17:55</text:p>
      <text:p text:style-name="Standard">does. This shield also connects us to a greater community. In ancient warfare,</text:p>
      <text:p text:style-name="Standard">18:02</text:p>
      <text:p text:style-name="Standard">soldiers often lock their shields together, creating an impenetrable wall of defense. In the same way, our faith</text:p>
      <text:p text:style-name="Standard">18:09</text:p>
      <text:p text:style-name="Standard">is strengthened when we stand together with other believers. When your own faith feels weak, the encouragement and</text:p>
      <text:p text:style-name="Standard">18:16</text:p>
      <text:p text:style-name="Standard">prayers of others can lift you up, reminding you that you're not fighting alone.</text:p>
      <text:p text:style-name="Standard">18:22</text:p>
      <text:p text:style-name="Standard">Think of the times when fear has tried to take hold of your heart. Perhaps it was a medical diagnosis, a financial</text:p>
      <text:p text:style-name="Standard">18:29</text:p>
      <text:p text:style-name="Standard">crisis, or the loss of a loved one. These are the moments when the enemy's arrows fly fastest, aiming to pierce</text:p>
      <text:p text:style-name="Standard"><text:soft-page-break/>18:36</text:p>
      <text:p text:style-name="Standard">your resolve and steal your hope. But the shield of faith is your assurance that God's promises remain true even in</text:p>
      <text:p text:style-name="Standard">18:44</text:p>
      <text:p text:style-name="Standard">the darkest valleys. With it, you can face each challenge with courage,</text:p>
      <text:p text:style-name="Standard">18:49</text:p>
      <text:p text:style-name="Standard">knowing that God's strength is made perfect in your weakness. This shield isn't just for defense. It</text:p>
      <text:p text:style-name="Standard">18:55</text:p>
      <text:p text:style-name="Standard">empowers you to advance. Faith moves you forward when fear tries to hold you back. Imagine David standing before</text:p>
      <text:p text:style-name="Standard">19:03</text:p>
      <text:p text:style-name="Standard">Goliath, armed only with a sling and the shield of faith in God's power. His</text:p>
      <text:p text:style-name="Standard">19:08</text:p>
      <text:p text:style-name="Standard">victory was not in his own strength, but in his unshakable belief that God was with him. The same faith that fueled</text:p>
      <text:p text:style-name="Standard">19:15</text:p>
      <text:p text:style-name="Standard">David's courage is available to you today. To wield the shield of faith effectively, you must immerse yourself</text:p>
      <text:p text:style-name="Standard">19:22</text:p>
      <text:p text:style-name="Standard">in God's word. The promises of scripture become the foundation of your defense,</text:p>
      <text:p text:style-name="Standard">19:28</text:p>
      <text:p text:style-name="Standard">fortifying you against the lies of the enemy. When doubt whispers, "You're not enough," God's word declares, "I can do</text:p>
      <text:p text:style-name="Standard">19:36</text:p>
      <text:p text:style-name="Standard">all things through Christ who strengthens me." Philippians 4:13. When fear says, "You're alone," faith reminds</text:p>
      <text:p text:style-name="Standard">19:42</text:p>
      <text:p text:style-name="Standard">you, "The Lord your God is with you wherever you go." Joshua 1:9. In</text:p>
      <text:p text:style-name="Standard">19:48</text:p>
      <text:p text:style-name="Standard">community, the shield of faith becomes even stronger. Share your struggles and</text:p>
      <text:p text:style-name="Standard">19:53</text:p>
      <text:p text:style-name="Standard">victories with others, allowing their faith to inspire and uplift you. Together, you create a wall of faith</text:p>
      <text:p text:style-name="Standard">20:01</text:p>
      <text:p text:style-name="Standard">that the enemy cannot penetrate. In moments of doubt, the testimonies of</text:p>
      <text:p text:style-name="Standard">20:06</text:p>
      <text:p text:style-name="Standard">fellow believers can reignite your trust in God's faithfulness. So, how do you</text:p>
      <text:p text:style-name="Standard">20:12</text:p>
      <text:p text:style-name="Standard">take up the shield of faith? Start by identifying the fiery arrows in your life, the fears, doubts, and lies that</text:p>
      <text:p text:style-name="Standard">20:19</text:p>
      <text:p text:style-name="Standard">threaten your peace. Then, turn to God's word, letting his promises become your</text:p>
      <text:p text:style-name="Standard">20:25</text:p>
      <text:p text:style-name="Standard">defense. Surround yourself with a community of faith, locking shields with those who will stand by you in prayer</text:p>
      <text:p text:style-name="Standard">20:32</text:p>
      <text:p text:style-name="Standard">and encouragement. And most importantly, move forward, trusting that God is with</text:p>
      <text:p text:style-name="Standard">20:38</text:p>
      <text:p text:style-name="Standard">you every step of the way. The shield of faith is your lifeline in the spiritual</text:p>
      <text:p text:style-name="Standard">20:44</text:p>
      <text:p text:style-name="Standard">battle. It defends against the enemy's attacks, fortifies your trust in God's</text:p>
      <text:p text:style-name="Standard">20:49</text:p>
      <text:p text:style-name="Standard"><text:soft-page-break/>promises, and empowers you to step boldly into the future he has prepared for you. Lift it high, stand firm, and</text:p>
      <text:p text:style-name="Standard">20:57</text:p>
      <text:p text:style-name="Standard">know that with God as your shield, you are never alone. In the chaos of battle, where doubt and</text:p>
      <text:p text:style-name="Standard">21:05</text:p>
      <text:p text:style-name="Standard">confusion swirl like an unrelenting storm, one piece of armor stands as the</text:p>
      <text:p text:style-name="Standard">21:11</text:p>
      <text:p text:style-name="Standard">ultimate guard for your most vulnerable asset, your mind. The helmet of</text:p>
      <text:p text:style-name="Standard">21:16</text:p>
      <text:p text:style-name="Standard">salvation is not merely a symbolic accessory. It is a powerful defense</text:p>
      <text:p text:style-name="Standard">21:21</text:p>
      <text:p text:style-name="Standard">against the enemy's most insidious attacks, targeting your thoughts and your sense of identity in Christ. The</text:p>
      <text:p text:style-name="Standard">21:29</text:p>
      <text:p text:style-name="Standard">Apostle Paul reminds us in Philippians 3:20-21 that as believers, our citizenship is in</text:p>
      <text:p text:style-name="Standard">21:37</text:p>
      <text:p text:style-name="Standard">heaven, and we eagerly await the return of our savior Jesus Christ.</text:p>
      <text:p text:style-name="Standard">21:42</text:p>
      <text:p text:style-name="Standard">This eternal perspective shapes how we view our daily lives, anchoring us in</text:p>
      <text:p text:style-name="Standard">21:48</text:p>
      <text:p text:style-name="Standard">the assurance of God's promises. The helmet of salvation is the spiritual</text:p>
      <text:p text:style-name="Standard">21:54</text:p>
      <text:p text:style-name="Standard">safeguard that keeps this truth at the forefront of our minds, shielding us from the lies that seek to distort our</text:p>
      <text:p text:style-name="Standard">22:01</text:p>
      <text:p text:style-name="Standard">focus and derail our faith. The mind is the battlefield where many spiritual</text:p>
      <text:p text:style-name="Standard">22:07</text:p>
      <text:p text:style-name="Standard">wars are won or lost. Thoughts of fear, anxiety, inadequacy, or temptation often</text:p>
      <text:p text:style-name="Standard">22:15</text:p>
      <text:p text:style-name="Standard">creep in like stealthy intruders, sewing seeds of doubt about God's love and purpose for our lives. The enemy's</text:p>
      <text:p text:style-name="Standard">22:23</text:p>
      <text:p text:style-name="Standard">strategy is clear. If he can plant lies in your mind, he can disrupt your peace,</text:p>
      <text:p text:style-name="Standard">22:29</text:p>
      <text:p text:style-name="Standard">rob your joy, and weaken your resolve. The helmet of salvation counters these</text:p>
      <text:p text:style-name="Standard">22:35</text:p>
      <text:p text:style-name="Standard">attacks by reminding us of the unshakable truth of our identity in Christ. When doubts whisper, "You're not good</text:p>
      <text:p text:style-name="Standard">22:42</text:p>
      <text:p text:style-name="Standard">enough," the helmet declares, "you are saved by grace, not by works," Ephesians</text:p>
      <text:p text:style-name="Standard">22:47</text:p>
      <text:p text:style-name="Standard">2:8-9. When fear says, "You are alone, salvation speaks. I will never leave you</text:p>
      <text:p text:style-name="Standard">22:54</text:p>
      <text:p text:style-name="Standard">nor forsake you." Hebrews 13:5. The helmet of salvation is not just a</text:p>
      <text:p text:style-name="Standard">22:59</text:p>
      <text:p text:style-name="Standard">defense. It is a declaration of who you are and whose you are. Salvation is not</text:p>
      <text:p text:style-name="Standard">23:06</text:p>
      <text:p text:style-name="Standard">merely a one-time event. It is a transformative reality that reshapes our</text:p>
      <text:p text:style-name="Standard">23:11</text:p>
      <text:p text:style-name="Standard">present and our future. It is the hope of eternity with God. The promise that</text:p>
      <text:p text:style-name="Standard">23:16</text:p>
      <text:p text:style-name="Standard">no matter what trials we face, our ultimate destination is secure. This</text:p>
      <text:p text:style-name="Standard"><text:soft-page-break/>23:22</text:p>
      <text:p text:style-name="Standard">hope protects our minds from the despair and hopelessness that the enemy tries to</text:p>
      <text:p text:style-name="Standard">23:28</text:p>
      <text:p text:style-name="Standard">sew. When the Apostle Paul faced persecution and imprisonment, he wrote with</text:p>
      <text:p text:style-name="Standard">23:35</text:p>
      <text:p text:style-name="Standard">unwavering confidence about the crown of righteousness awaiting him in heaven. 2</text:p>
      <text:p text:style-name="Standard">23:40</text:p>
      <text:p text:style-name="Standard">Timothy 4:8. This hope fueled his perseverance, reminding him and us that</text:p>
      <text:p text:style-name="Standard">23:46</text:p>
      <text:p text:style-name="Standard">the struggles of this life are temporary compared to the eternal glory that awaits. Wearing the helmet of salvation</text:p>
      <text:p text:style-name="Standard">23:54</text:p>
      <text:p text:style-name="Standard">means adopting this same mindset, fixing our thoughts on the promises of God</text:p>
      <text:p text:style-name="Standard">24:00</text:p>
      <text:p text:style-name="Standard">rather than the distractions of the world. The helmet of salvation also protects us from the paralyzing grip of</text:p>
      <text:p text:style-name="Standard">24:07</text:p>
      <text:p text:style-name="Standard">fear and anxiety. When life feels overwhelming, whether through financial</text:p>
      <text:p text:style-name="Standard">24:12</text:p>
      <text:p text:style-name="Standard">struggles, health challenges, or relational conflicts, it's easy to spiral into a cycle of worry. But</text:p>
      <text:p text:style-name="Standard">24:18</text:p>
      <text:p text:style-name="Standard">salvation reminds us that we serve a God who is greater than our circumstances.</text:p>
      <text:p text:style-name="Standard">24:23</text:p>
      <text:p text:style-name="Standard">It shifts our perspective from what we can see to what we believe. That God is</text:p>
      <text:p text:style-name="Standard">24:29</text:p>
      <text:p text:style-name="Standard">in control and that he works all things for the good of those who love him. Romans 8:28.</text:p>
      <text:p text:style-name="Standard">24:36</text:p>
      <text:p text:style-name="Standard">This truth empowers us to face life's uncertainties with confidence. The</text:p>
      <text:p text:style-name="Standard">24:41</text:p>
      <text:p text:style-name="Standard">helmet of salvation isn't just about surviving the storm. It's about standing firm in faith, knowing that God's plans</text:p>
      <text:p text:style-name="Standard">24:49</text:p>
      <text:p text:style-name="Standard">for us are good and his promises are unwavering. The helmet of salvation also invites us</text:p>
      <text:p text:style-name="Standard">24:56</text:p>
      <text:p text:style-name="Standard">into the daily practice of renewing our minds. Romans 12:2 urges us not to</text:p>
      <text:p text:style-name="Standard">25:02</text:p>
      <text:p text:style-name="Standard">conform to the patterns of this world, but to be transformed by the renewal of our minds. This renewal comes through</text:p>
      <text:p text:style-name="Standard">25:10</text:p>
      <text:p text:style-name="Standard">meditating on God's word, allowing his truth to saturate our thoughts and</text:p>
      <text:p text:style-name="Standard">25:15</text:p>
      <text:p text:style-name="Standard">replace the lies we've believed. Imagine starting your day with the</text:p>
      <text:p text:style-name="Standard">25:21</text:p>
      <text:p text:style-name="Standard">confidence that comes from knowing you are a child of God, redeemed and cherished. As you wear the helmet of</text:p>
      <text:p text:style-name="Standard">25:28</text:p>
      <text:p text:style-name="Standard">salvation, your thoughts become aligned with his truth and you gain the strength</text:p>
      <text:p text:style-name="Standard">25:33</text:p>
      <text:p text:style-name="Standard">to reject anything that does not reflect his love and purpose for your life. The</text:p>
      <text:p text:style-name="Standard">25:39</text:p>
      <text:p text:style-name="Standard">enemy will try to attack your sense of security. But the helmet of salvation stands as your assurance that you are</text:p>
      <text:p text:style-name="Standard"><text:soft-page-break/>25:46</text:p>
      <text:p text:style-name="Standard">safe in God's hands. Even when life feels uncertain, salvation is your</text:p>
      <text:p text:style-name="Standard">25:52</text:p>
      <text:p text:style-name="Standard">anchor, holding you steady and protecting you from the waves of doubt.</text:p>
      <text:p text:style-name="Standard">25:58</text:p>
      <text:p text:style-name="Standard">When you wear the helmet of salvation, you are reminded that your ultimate victory is already won through Christ.</text:p>
      <text:p text:style-name="Standard">26:05</text:p>
      <text:p text:style-name="Standard">You are not defined by your past mistakes, your current struggles, or the opinions of others. Your identity is</text:p>
      <text:p text:style-name="Standard">26:12</text:p>
      <text:p text:style-name="Standard">rooted in the unchanging truth that you belong to God and your future is secure in him. To put on the helmet of</text:p>
      <text:p text:style-name="Standard">26:19</text:p>
      <text:p text:style-name="Standard">salvation, immerse yourself in the promises of scripture. Fill your mind with the truths of who God is and what</text:p>
      <text:p text:style-name="Standard">26:27</text:p>
      <text:p text:style-name="Standard">he has done for you. Practice gratitude, remembering the gift of salvation and</text:p>
      <text:p text:style-name="Standard">26:33</text:p>
      <text:p text:style-name="Standard">the hope it brings. When negative thoughts arise, counter them with God's</text:p>
      <text:p text:style-name="Standard">26:38</text:p>
      <text:p text:style-name="Standard">word and choose to focus on his truth rather than the lies of the enemy.</text:p>
      <text:p text:style-name="Standard">26:44</text:p>
      <text:p text:style-name="Standard">Surround yourself with a community of faith that reminds you of God's promises. Share your struggles and</text:p>
      <text:p text:style-name="Standard">26:50</text:p>
      <text:p text:style-name="Standard">victories, encouraging one another to keep the helmet of salvation firmly in</text:p>
      <text:p text:style-name="Standard">26:55</text:p>
      <text:p text:style-name="Standard">place. Together, you can stand strong against the enemy's schemes, united by</text:p>
      <text:p text:style-name="Standard">27:01</text:p>
      <text:p text:style-name="Standard">the hope of salvation. The helmet of salvation is not just about protection.</text:p>
      <text:p text:style-name="Standard">27:07</text:p>
      <text:p text:style-name="Standard">It's about transformation. It equips you to navigate life with clarity, hope, and</text:p>
      <text:p text:style-name="Standard">27:12</text:p>
      <text:p text:style-name="Standard">confidence, shielding your mind from the lies of the enemy, and aligning your thoughts with the truth of God's word.</text:p>
      <text:p text:style-name="Standard">27:20</text:p>
      <text:p text:style-name="Standard">Wear it daily and let it remind you that you are saved, loved, and secure in</text:p>
      <text:p text:style-name="Standard">27:25</text:p>
      <text:p text:style-name="Standard">Christ. No matter what battles you face, your salvation is your unshakable</text:p>
      <text:p text:style-name="Standard">27:31</text:p>
      <text:p text:style-name="Standard">foundation. Stand firm knowing that your mind is protected and your future is</text:p>
      <text:p text:style-name="Standard">27:37</text:p>
      <text:p text:style-name="Standard">held in the hands of a faithful and loving savior. In every battle, there is</text:p>
      <text:p text:style-name="Standard">27:43</text:p>
      <text:p text:style-name="Standard">a moment when defense is not enough. The enemy advances, the stakes rise, and you</text:p>
      <text:p text:style-name="Standard">27:49</text:p>
      <text:p text:style-name="Standard">must take decisive action. For the believer, this moment calls for the</text:p>
      <text:p text:style-name="Standard">27:54</text:p>
      <text:p text:style-name="Standard">sword of the spirit, the word of God. This is no ordinary weapon. It is a</text:p>
      <text:p text:style-name="Standard">28:00</text:p>
      <text:p text:style-name="Standard">living, powerful, and precise force that cuts through lies, dismantles</text:p>
      <text:p text:style-name="Standard"><text:soft-page-break/>28:06</text:p>
      <text:p text:style-name="Standard">strongholds, and brings victory in spiritual warfare. The Apostle Paul emphasizes the</text:p>
      <text:p text:style-name="Standard">28:13</text:p>
      <text:p text:style-name="Standard">importance of this weapon in Ephesians 6:17, describing it as the word of God</text:p>
      <text:p text:style-name="Standard">28:18</text:p>
      <text:p text:style-name="Standard">wielded by the spirit. Unlike the other pieces of armor, which are primarily defensive, the sword of the spirit is</text:p>
      <text:p text:style-name="Standard">28:25</text:p>
      <text:p text:style-name="Standard">both an offensive and defensive tool. It equips us not just to resist, but to</text:p>
      <text:p text:style-name="Standard">28:31</text:p>
      <text:p text:style-name="Standard">advance, to proclaim truth, and to push back against the darkness.</text:p>
      <text:p text:style-name="Standard">28:37</text:p>
      <text:p text:style-name="Standard">Hebrews 4:12 describes the word of God as living and active, sharper than any</text:p>
      <text:p text:style-name="Standard">28:42</text:p>
      <text:p text:style-name="Standard">two-edged sword. This imagery isn't just poetic. It conveys the penetrating power</text:p>
      <text:p text:style-name="Standard">28:48</text:p>
      <text:p text:style-name="Standard">of scripture to reveal truth, expose sin, and bring transformation. When</text:p>
      <text:p text:style-name="Standard">28:54</text:p>
      <text:p text:style-name="Standard">wielded in faith, the word becomes a weapon of precision, cutting through the</text:p>
      <text:p text:style-name="Standard">29:00</text:p>
      <text:p text:style-name="Standard">enemy's deceptions and reminding us of God's promises. Think of how Jesus responded during his</text:p>
      <text:p text:style-name="Standard">29:07</text:p>
      <text:p text:style-name="Standard">temptation in the wilderness. Matthew 4:1-11. Each time Satan sought to twist the</text:p>
      <text:p text:style-name="Standard">29:13</text:p>
      <text:p text:style-name="Standard">truth or lure him into sin, Jesus countered with scripture. He didn't argue or rationalize. He declared, "It</text:p>
      <text:p text:style-name="Standard">29:21</text:p>
      <text:p text:style-name="Standard">is written." This shows us that the sword of the spirit is not about our strength but about the authority and</text:p>
      <text:p text:style-name="Standard">29:29</text:p>
      <text:p text:style-name="Standard">truth of God's word. The enemy's primary strategy is deception. He seeks to plant</text:p>
      <text:p text:style-name="Standard">29:36</text:p>
      <text:p text:style-name="Standard">seeds of doubt, fear, and confusion, distorting God's truth and leading us</text:p>
      <text:p text:style-name="Standard">29:41</text:p>
      <text:p text:style-name="Standard">astray. The sword of the spirit is our greatest defense against these lies.</text:p>
      <text:p text:style-name="Standard">29:46</text:p>
      <text:p text:style-name="Standard">When the enemy whispers, "You're not good enough," we declare, "I am fearfully and wonderfully made," Psalm</text:p>
      <text:p text:style-name="Standard">29:54</text:p>
      <text:p text:style-name="Standard">139:14. When fear says, "You're alone," we wield the promise, "I will never leave you nor</text:p>
      <text:p text:style-name="Standard">30:00</text:p>
      <text:p text:style-name="Standard">forsake you." Hebrews 13:5. By internalizing scripture, we prepare</text:p>
      <text:p text:style-name="Standard">30:07</text:p>
      <text:p text:style-name="Standard">ourselves for these spiritual attacks. Memorizing and meditating on God's word</text:p>
      <text:p text:style-name="Standard">30:13</text:p>
      <text:p text:style-name="Standard">equips us to draw upon it in moments of need. Each verse becomes a weapon in our</text:p>
      <text:p text:style-name="Standard">30:18</text:p>
      <text:p text:style-name="Standard">arsenal, ready to be used with precision and confidence. The beauty of the sword</text:p>
      <text:p text:style-name="Standard">30:25</text:p>
      <text:p text:style-name="Standard">of the spirit lies in its versatility. Whether you're facing temptation,</text:p>
      <text:p text:style-name="Standard">30:31</text:p>
      <text:p text:style-name="Standard"><text:soft-page-break/>discouragement, or overwhelming challenges, there is a scripture that speaks directly to your situation.</text:p>
      <text:p text:style-name="Standard">30:38</text:p>
      <text:p text:style-name="Standard">In times of temptation, 1 Corinthians 10:13 reminds us that God provides a way</text:p>
      <text:p text:style-name="Standard">30:43</text:p>
      <text:p text:style-name="Standard">out. In moments of fear, Isaiah 41:10 assures us of God's presence and</text:p>
      <text:p text:style-name="Standard">30:49</text:p>
      <text:p text:style-name="Standard">strength. In seasons of doubt, Jeremiah 29:11 declares his plans for hope and a</text:p>
      <text:p text:style-name="Standard">30:56</text:p>
      <text:p text:style-name="Standard">future. No matter the battle, the word of God is sufficient. It is not just a collection</text:p>
      <text:p text:style-name="Standard">31:02</text:p>
      <text:p text:style-name="Standard">of ancient texts. It is God's voice speaking into your life, offering guidance, encouragement, and victory.</text:p>
      <text:p text:style-name="Standard">31:11</text:p>
      <text:p text:style-name="Standard">The sword of the spirit gains its full power when spoken aloud. As we declare</text:p>
      <text:p text:style-name="Standard">31:16</text:p>
      <text:p text:style-name="Standard">God's promises, we not only remind ourselves of his truth, but also push back against the enemy. There is</text:p>
      <text:p text:style-name="Standard">31:23</text:p>
      <text:p text:style-name="Standard">authority in proclaiming scripture as it aligns our hearts and minds with God's</text:p>
      <text:p text:style-name="Standard">31:29</text:p>
      <text:p text:style-name="Standard">will and disrupts the enemy's schemes. Consider the story of David and Goliath.</text:p>
      <text:p text:style-name="Standard">31:35</text:p>
      <text:p text:style-name="Standard">Before David ever slung a stone, he declared the victory in God's name. 1st Samuel 17:45-47.</text:p>
      <text:p text:style-name="Standard">31:43</text:p>
      <text:p text:style-name="Standard">His confidence wasn't in his own ability, but in the power and promise of God. Similarly, when we face giants in</text:p>
      <text:p text:style-name="Standard">31:50</text:p>
      <text:p text:style-name="Standard">our lives, speaking God's word reinforces our faith and diminishes the enemy's influence.</text:p>
      <text:p text:style-name="Standard">31:57</text:p>
      <text:p text:style-name="Standard">A soldier doesn't wield a sword effectively without training. And the same is true for us. To use the sword of</text:p>
      <text:p text:style-name="Standard">32:04</text:p>
      <text:p text:style-name="Standard">the spirit with precision, we must immerse ourselves in scripture. Regular</text:p>
      <text:p text:style-name="Standard">32:09</text:p>
      <text:p text:style-name="Standard">study, meditation, and memorization are essential practices that sharpen our ability to use God's word in every</text:p>
      <text:p text:style-name="Standard">32:15</text:p>
      <text:p text:style-name="Standard">situation. Begin by identifying key verses that address areas where you feel</text:p>
      <text:p text:style-name="Standard">32:21</text:p>
      <text:p text:style-name="Standard">vulnerable. Write them down, memorize them, and reflect on their meaning. As</text:p>
      <text:p text:style-name="Standard">32:26</text:p>
      <text:p text:style-name="Standard">you do, you'll find that scripture becomes a natural response to challenges, a lifeline in times of</text:p>
      <text:p text:style-name="Standard">32:32</text:p>
      <text:p text:style-name="Standard">trouble, and a source of wisdom in every decision. In spiritual warfare, the sword of the</text:p>
      <text:p text:style-name="Standard">32:39</text:p>
      <text:p text:style-name="Standard">spirit is not just a personal weapon. It is also a tool for advancing God's kingdom. By sharing his word with</text:p>
      <text:p text:style-name="Standard">32:46</text:p>
      <text:p text:style-name="Standard">others, we bring light to dark places and hope to the hopeless. The gospel</text:p>
      <text:p text:style-name="Standard">32:51</text:p>
      <text:p text:style-name="Standard">itself is the ultimate sword, piercing hearts and transforming lives as people</text:p>
      <text:p text:style-name="Standard"><text:soft-page-break/>32:57</text:p>
      <text:p text:style-name="Standard">encounter the truth of salvation. When we wield the sword of the spirit,</text:p>
      <text:p text:style-name="Standard">33:02</text:p>
      <text:p text:style-name="Standard">we join in God's mission to proclaim his truth to the world. Each time we share</text:p>
      <text:p text:style-name="Standard">33:08</text:p>
      <text:p text:style-name="Standard">scripture with someone in need, we extend his love and invite them into his</text:p>
      <text:p text:style-name="Standard">33:13</text:p>
      <text:p text:style-name="Standard">grace. The word of God is more than a collection of verses. It is a lifeline,</text:p>
      <text:p text:style-name="Standard">33:19</text:p>
      <text:p text:style-name="Standard">a guide, and a weapon of unparalleled power. When we wield the sword of the</text:p>
      <text:p text:style-name="Standard">33:25</text:p>
      <text:p text:style-name="Standard">spirit, we align ourselves with God's truth, gain strength for the battle, and</text:p>
      <text:p text:style-name="Standard">33:31</text:p>
      <text:p text:style-name="Standard">advance his kingdom. It is through his word that we find clarity, courage, and</text:p>
      <text:p text:style-name="Standard">33:37</text:p>
      <text:p text:style-name="Standard">victory. So take up the sword of the spirit daily. Let it transform your heart, shape your thoughts, and guide</text:p>
      <text:p text:style-name="Standard">33:44</text:p>
      <text:p text:style-name="Standard">your actions. Speak it boldly, live it fully, and watch as it brings light to</text:p>
      <text:p text:style-name="Standard">33:49</text:p>
      <text:p text:style-name="Standard">every dark corner of your life. In every battle, remember this. God's word is</text:p>
      <text:p text:style-name="Standard">33:56</text:p>
      <text:p text:style-name="Standard">your weapon, and with it, you are equipped to overcome. In the midst of life's fiercest battles, one of the</text:p>
      <text:p text:style-name="Standard">34:03</text:p>
      <text:p text:style-name="Standard">greatest weapons we possess is also one of the most underestimated prayer. It is more than mere words</text:p>
      <text:p text:style-name="Standard">34:11</text:p>
      <text:p text:style-name="Standard">offered to the heavens. It is a direct line to the creator, a channel of</text:p>
      <text:p text:style-name="Standard">34:16</text:p>
      <text:p text:style-name="Standard">strength, guidance, and connection that fortifies us for every challenge. Prayer</text:p>
      <text:p text:style-name="Standard">34:21</text:p>
      <text:p text:style-name="Standard">is the heartbeat of our spiritual lives. The power that enables us to stand firm in the armor of God and overcome even</text:p>
      <text:p text:style-name="Standard">34:29</text:p>
      <text:p text:style-name="Standard">the most overwhelming circumstances. Ephesians 6:18 concludes the description</text:p>
      <text:p text:style-name="Standard">34:35</text:p>
      <text:p text:style-name="Standard">of the armor of God with a profound emphasis on prayer. Praying at all times</text:p>
      <text:p text:style-name="Standard">34:41</text:p>
      <text:p text:style-name="Standard">in the spirit with all prayer and supplication. To that end, keep alert with all</text:p>
      <text:p text:style-name="Standard">34:48</text:p>
      <text:p text:style-name="Standard">perseverance, making supplication for all the saints. This is not a casual</text:p>
      <text:p text:style-name="Standard">34:53</text:p>
      <text:p text:style-name="Standard">suggestion. It is a vital command. Prayer is what activates the armor, what</text:p>
      <text:p text:style-name="Standard">34:59</text:p>
      <text:p text:style-name="Standard">keeps us alert in the face of spiritual attacks and what sustains us in moments of weakness.</text:p>
      <text:p text:style-name="Standard">35:06</text:p>
      <text:p text:style-name="Standard">Imagine a soldier on the battlefield, fully armored but disconnected from their commanding officer. Without</text:p>
      <text:p text:style-name="Standard">35:13</text:p>
      <text:p text:style-name="Standard">guidance, even the best equipped warrior is vulnerable. Prayer is that connection, a lifeline to the one who</text:p>
      <text:p text:style-name="Standard"><text:soft-page-break/>35:20</text:p>
      <text:p text:style-name="Standard">leads us, empowers us, and fights alongside us. It reminds us that we are never alone, even in the darkest</text:p>
      <text:p text:style-name="Standard">35:27</text:p>
      <text:p text:style-name="Standard">valleys. Throughout his earthly ministry, Jesus demonstrated the power</text:p>
      <text:p text:style-name="Standard">35:32</text:p>
      <text:p text:style-name="Standard">of prayer as a source of strength and alignment with the Father's will. In the</text:p>
      <text:p text:style-name="Standard">35:38</text:p>
      <text:p text:style-name="Standard">garden of Gethsemane, facing the weight of the cross, he prayed fervently, "Father, if you are willing, take this</text:p>
      <text:p text:style-name="Standard">35:45</text:p>
      <text:p text:style-name="Standard">cup from me. Yet not my will, but yours be done." Luke 22:42.</text:p>
      <text:p text:style-name="Standard">35:51</text:p>
      <text:p text:style-name="Standard">In this moment of unimaginable pressure, Jesus turned to prayer, not for escape,</text:p>
      <text:p text:style-name="Standard">35:57</text:p>
      <text:p text:style-name="Standard">but for the courage to continue. His example teaches us that prayer is not about changing our circumstances. It</text:p>
      <text:p text:style-name="Standard">36:05</text:p>
      <text:p text:style-name="Standard">is about transforming our hearts. Through prayer, we gain the strength to persevere, the clarity to see God's</text:p>
      <text:p text:style-name="Standard">36:12</text:p>
      <text:p text:style-name="Standard">plan, and the peace to trust him fully even when the path is difficult.</text:p>
      <text:p text:style-name="Standard">36:18</text:p>
      <text:p text:style-name="Standard">Paul highlights the importance of praying in the spirit. This means allowing the Holy Spirit to guide and</text:p>
      <text:p text:style-name="Standard">36:24</text:p>
      <text:p text:style-name="Standard">empower our prayers, aligning them with God's will. Romans 8:26 reassures us</text:p>
      <text:p text:style-name="Standard">36:30</text:p>
      <text:p text:style-name="Standard">that when we do not know what to pray, the Spirit intercedes for us with groanings too deep for words. In moments</text:p>
      <text:p text:style-name="Standard">36:37</text:p>
      <text:p text:style-name="Standard">of uncertainty or anguish, we can rely on the Spirit to lead us, turning even our inarticulate cries into powerful</text:p>
      <text:p text:style-name="Standard">36:45</text:p>
      <text:p text:style-name="Standard">supplications before God. This partnership with the Spirit transforms</text:p>
      <text:p text:style-name="Standard">36:50</text:p>
      <text:p text:style-name="Standard">prayer into more than a ritual. It becomes a dynamic and life-giving conversation with our creator. In</text:p>
      <text:p text:style-name="Standard">36:58</text:p>
      <text:p text:style-name="Standard">spiritual warfare, prayer fortifies us against the enemy's attacks. It equips</text:p>
      <text:p text:style-name="Standard">37:03</text:p>
      <text:p text:style-name="Standard">us to stand firm when fear, doubt, or temptation threatened to overwhelm us.</text:p>
      <text:p text:style-name="Standard">37:10</text:p>
      <text:p text:style-name="Standard">Consider the story of Daniel who continued to pray even when it meant being thrown into the lion's den. Daniel</text:p>
      <text:p text:style-name="Standard">37:17</text:p>
      <text:p text:style-name="Standard">6:10-22. His unwavering prayer life was not just an act of faith. It was his shield, his</text:p>
      <text:p text:style-name="Standard">37:25</text:p>
      <text:p text:style-name="Standard">strength, and his declaration of trust in God's sovereignty. When we pray, we</text:p>
      <text:p text:style-name="Standard">37:30</text:p>
      <text:p text:style-name="Standard">access this same divine strength. Prayer shifts our focus from the size of the</text:p>
      <text:p text:style-name="Standard">37:36</text:p>
      <text:p text:style-name="Standard"><text:soft-page-break/>battle to the greatness of our God. It reminds us that the one who is for us is</text:p>
      <text:p text:style-name="Standard">37:41</text:p>
      <text:p text:style-name="Standard">greater than anything that stands against us. Paul's call to keep alert with all perseverance highlights the</text:p>
      <text:p text:style-name="Standard">37:48</text:p>
      <text:p text:style-name="Standard">need for persistence in prayer. Spiritual warfare is not a one-time event. It is an ongoing battle that</text:p>
      <text:p text:style-name="Standard">37:56</text:p>
      <text:p text:style-name="Standard">requires vigilance and endurance. Through prayer, we remain connected to God's guidance, constantly realigning</text:p>
      <text:p text:style-name="Standard">38:03</text:p>
      <text:p text:style-name="Standard">our hearts with his purposes. Perseverance in prayer does not mean repeating the same words or phrases</text:p>
      <text:p text:style-name="Standard">38:09</text:p>
      <text:p text:style-name="Standard">endlessly. It means cultivating a consistent and intentional habit of</text:p>
      <text:p text:style-name="Standard">38:15</text:p>
      <text:p text:style-name="Standard">seeking God in all things. It is through this discipline that we build spiritual</text:p>
      <text:p text:style-name="Standard">38:20</text:p>
      <text:p text:style-name="Standard">resilience, learning to rely on his strength rather than our own.</text:p>
      <text:p text:style-name="Standard">38:26</text:p>
      <text:p text:style-name="Standard">Paul also calls us to make supplication for all the saints. Prayer is not just a</text:p>
      <text:p text:style-name="Standard">38:32</text:p>
      <text:p text:style-name="Standard">personal practice. It is a communal one. When we pray for others, we participate in God's work of strengthening and</text:p>
      <text:p text:style-name="Standard">38:38</text:p>
      <text:p text:style-name="Standard">encouraging the body of Christ. Just as Aaron and her held up Moses' arms during</text:p>
      <text:p text:style-name="Standard">38:44</text:p>
      <text:p text:style-name="Standard">the battle against Amalecch, Exodus 17:12, our prayers uplift and support</text:p>
      <text:p text:style-name="Standard">38:49</text:p>
      <text:p text:style-name="Standard">those who are weary, enabling them to stand firm in their own battles. Intercession is a powerful act of love,</text:p>
      <text:p text:style-name="Standard">38:57</text:p>
      <text:p text:style-name="Standard">reflecting God's heart for his people. It reminds us that we are part of a larger spiritual family, united in</text:p>
      <text:p text:style-name="Standard">39:04</text:p>
      <text:p text:style-name="Standard">purpose and strengthened through prayer. One of the most profound aspects of</text:p>
      <text:p text:style-name="Standard">39:09</text:p>
      <text:p text:style-name="Standard">prayer is its ability to transform our perspective. When we bring our burdens to God, we exchange worry for peace,</text:p>
      <text:p text:style-name="Standard">39:17</text:p>
      <text:p text:style-name="Standard">confusion for clarity, and fear for trust. Philippians 4:6-7 promises that</text:p>
      <text:p text:style-name="Standard">39:23</text:p>
      <text:p text:style-name="Standard">when we present our requests to God with thanksgiving, his peace will guard our hearts and minds in Christ Jesus. This</text:p>
      <text:p text:style-name="Standard">39:30</text:p>
      <text:p text:style-name="Standard">peace does not come from the absence of trouble, but from the assurance that God is in control. Prayer realigns our</text:p>
      <text:p text:style-name="Standard">39:38</text:p>
      <text:p text:style-name="Standard">vision, helping us see our circumstances through the lens of his sovereignty and grace. To wield the power of prayer</text:p>
      <text:p text:style-name="Standard">39:45</text:p>
      <text:p text:style-name="Standard">effectively, we must make it a consistent part of our lives. Set aside</text:p>
      <text:p text:style-name="Standard">39:50</text:p>
      <text:p text:style-name="Standard"><text:soft-page-break/>time each day to commune with God, not just in moments of crisis, but in every</text:p>
      <text:p text:style-name="Standard">39:56</text:p>
      <text:p text:style-name="Standard">season. Let prayer be the first response, not the last resort. Whether</text:p>
      <text:p text:style-name="Standard">40:01</text:p>
      <text:p text:style-name="Standard">you are facing a major life decision, navigating a difficult relationship, or simply seeking to grow closer to God,</text:p>
      <text:p text:style-name="Standard">40:08</text:p>
      <text:p text:style-name="Standard">prayer is the key to unlocking his wisdom and strength. The power of prayer</text:p>
      <text:p text:style-name="Standard">40:15</text:p>
      <text:p text:style-name="Standard">lies in its ability to connect us with the source of all strength, wisdom, and love. It is through prayer that we</text:p>
      <text:p text:style-name="Standard">40:22</text:p>
      <text:p text:style-name="Standard">activate the armor of God, stand firm against the enemy, and find the courage to persevere in every battle. Prayer is</text:p>
      <text:p text:style-name="Standard">40:30</text:p>
      <text:p text:style-name="Standard">our anchor, our lifeline, and our declaration that we trust in the one who has already secured the ultimate</text:p>
      <text:p text:style-name="Standard">40:37</text:p>
      <text:p text:style-name="Standard">victory. So take up this weapon daily. Let prayer</text:p>
      <text:p text:style-name="Standard">40:42</text:p>
      <text:p text:style-name="Standard">guide your steps, strengthen your heart, and align your will with God's. In the</text:p>
      <text:p text:style-name="Standard">40:49</text:p>
      <text:p text:style-name="Standard">quiet moments of connection with him, you will find the peace, clarity, and courage to face whatever comes your way.</text:p>
      <text:p text:style-name="Standard">40:56</text:p>
      <text:p text:style-name="Standard">Through prayer, you are never alone. And with God by your side, victory is</text:p>
      <text:p text:style-name="Standard">41:02</text:p>
      <text:p text:style-name="Standard">assured. Victory in spiritual warfare is not a distant dream or an unattainable goal.</text:p>
      <text:p text:style-name="Standard">41:09</text:p>
      <text:p text:style-name="Standard">It is a reality secured by Christ and made accessible to every believer. To</text:p>
      <text:p text:style-name="Standard">41:16</text:p>
      <text:p text:style-name="Standard">live in victory is to stand firm, fully equipped with the armor of God, and to</text:p>
      <text:p text:style-name="Standard">41:22</text:p>
      <text:p text:style-name="Standard">walk confidently in the truth that the battle is already won. But this</text:p>
      <text:p text:style-name="Standard">41:27</text:p>
      <text:p text:style-name="Standard">victorious life does not mean a life without challenges. It means that no</text:p>
      <text:p text:style-name="Standard">41:32</text:p>
      <text:p text:style-name="Standard">matter the storms we face, we are prepared, empowered, and equipped to</text:p>
      <text:p text:style-name="Standard">41:38</text:p>
      <text:p text:style-name="Standard">overcome them. Ephesians 6:11 commands us to put on the</text:p>
      <text:p text:style-name="Standard">41:44</text:p>
      <text:p text:style-name="Standard">full armor of God so that you can take your stand against the devil's schemes.</text:p>
      <text:p text:style-name="Standard">41:49</text:p>
      <text:p text:style-name="Standard">This is not a passive call. It is a directive to be proactive, to ready ourselves for the battles that will</text:p>
      <text:p text:style-name="Standard">41:55</text:p>
      <text:p text:style-name="Standard">inevitably come. Just as no soldier would dare step onto a battlefield unarmed, we too must never face life's</text:p>
      <text:p text:style-name="Standard">42:03</text:p>
      <text:p text:style-name="Standard">spiritual conflicts without the divine protection God has provided. The armor</text:p>
      <text:p text:style-name="Standard">42:09</text:p>
      <text:p text:style-name="Standard">of God, truth, righteousness, peace, faith, salvation, the spirit, and prayer</text:p>
      <text:p text:style-name="Standard">42:15</text:p>
      <text:p text:style-name="Standard"><text:soft-page-break/>is not simply symbolic. It is our lifeline, our defense, and our offense</text:p>
      <text:p text:style-name="Standard">42:21</text:p>
      <text:p text:style-name="Standard">in the spiritual realm. It equips us to navigate life's uncertainties, to resist</text:p>
      <text:p text:style-name="Standard">42:26</text:p>
      <text:p text:style-name="Standard">temptation, and to emerge victorious from every trial. Living in victory</text:p>
      <text:p text:style-name="Standard">42:32</text:p>
      <text:p text:style-name="Standard">begins with the realization that Jesus has already won the ultimate battle. On</text:p>
      <text:p text:style-name="Standard">42:38</text:p>
      <text:p text:style-name="Standard">the cross, he declared, "It is finished." John 19:30. signaling the</text:p>
      <text:p text:style-name="Standard">42:44</text:p>
      <text:p text:style-name="Standard">defeat of sin, death, and the powers of darkness. As believers, we do not fight</text:p>
      <text:p text:style-name="Standard">42:50</text:p>
      <text:p text:style-name="Standard">for victory. We fight from victory. Our role is to stand firm in the triumph</text:p>
      <text:p text:style-name="Standard">42:56</text:p>
      <text:p text:style-name="Standard">Christ has already achieved. This truth transforms the way we approach spiritual</text:p>
      <text:p text:style-name="Standard">43:01</text:p>
      <text:p text:style-name="Standard">warfare. Instead of battling from a place of fear or uncertainty, we stand in confidence, knowing that the enemy</text:p>
      <text:p text:style-name="Standard">43:08</text:p>
      <text:p text:style-name="Standard">has no lasting power over us. We are more than conquerors through him who</text:p>
      <text:p text:style-name="Standard">43:13</text:p>
      <text:p text:style-name="Standard">loves us. Romans 8:37. Victory in Christ does not exempt us</text:p>
      <text:p text:style-name="Standard">43:20</text:p>
      <text:p text:style-name="Standard">from daily challenges. From the stress of work deadlines to the strain of</text:p>
      <text:p text:style-name="Standard">43:25</text:p>
      <text:p text:style-name="Standard">relationships, life presents countless opportunities for spiritual conflict.</text:p>
      <text:p text:style-name="Standard">43:32</text:p>
      <text:p text:style-name="Standard">But each of these moments is a chance to exercise the strength and wisdom that</text:p>
      <text:p text:style-name="Standard">43:37</text:p>
      <text:p text:style-name="Standard">come from being equipped with the armor of God. When lies try to undermine our</text:p>
      <text:p text:style-name="Standard">43:43</text:p>
      <text:p text:style-name="Standard">confidence, we tighten the belt of truth. When guilt or shame attempts to</text:p>
      <text:p text:style-name="Standard">43:48</text:p>
      <text:p text:style-name="Standard">weigh us down, we secure the breastplate of righteousness. When anxiety threatens</text:p>
      <text:p text:style-name="Standard">43:54</text:p>
      <text:p text:style-name="Standard">our peace, we lace up the shoes of the gospel. Every piece of the armor has a</text:p>
      <text:p text:style-name="Standard">44:00</text:p>
      <text:p text:style-name="Standard">purpose, empowering us to respond to life's difficulties with grace, strength, and unwavering faith.</text:p>
      <text:p text:style-name="Standard">44:08</text:p>
      <text:p text:style-name="Standard">Living in victory does not mean we are immune to hardships. It means we are resilient in the midst of them. The</text:p>
      <text:p text:style-name="Standard">44:15</text:p>
      <text:p text:style-name="Standard">Apostle Paul who wrote extensively about spiritual warfare was no stranger to</text:p>
      <text:p text:style-name="Standard">44:20</text:p>
      <text:p text:style-name="Standard">suffering. Beaten, imprisoned, and persecuted. He faced immense trials. Yet</text:p>
      <text:p text:style-name="Standard">44:26</text:p>
      <text:p text:style-name="Standard">he declared, "I have fought the good fight. I have finished the race. I have</text:p>
      <text:p text:style-name="Standard">44:31</text:p>
      <text:p text:style-name="Standard">kept the faith." 2 Timothy 4:7. Like Paul, we are called to persevere,</text:p>
      <text:p text:style-name="Standard">44:38</text:p>
      <text:p text:style-name="Standard">trusting that the armor of God will sustain us. Each trial we endure becomes</text:p>
      <text:p text:style-name="Standard">44:44</text:p>
      <text:p text:style-name="Standard"><text:soft-page-break/>an opportunity to grow stronger, to deepen our reliance on God, and to testify to his faithfulness. When we</text:p>
      <text:p text:style-name="Standard">44:51</text:p>
      <text:p text:style-name="Standard">wear the armor of God, we are not just defending ourselves. We are walking in the authority of Christ. The enemy may</text:p>
      <text:p text:style-name="Standard">44:58</text:p>
      <text:p text:style-name="Standard">attempt to intimidate us with fear or doubt, but the power of God within us is far greater. James 4:7 assures us,</text:p>
      <text:p text:style-name="Standard">45:06</text:p>
      <text:p text:style-name="Standard">"Submit yourselves then to God. Resist the devil and he will flee from you."</text:p>
      <text:p text:style-name="Standard">45:11</text:p>
      <text:p text:style-name="Standard">This authority is not rooted in our own strength, but in the victory Christ has secured by submitting to God and</text:p>
      <text:p text:style-name="Standard">45:18</text:p>
      <text:p text:style-name="Standard">standing firm in his truth. We repel the enemy's advances and declare that we</text:p>
      <text:p text:style-name="Standard">45:24</text:p>
      <text:p text:style-name="Standard">belong to the kingdom of light. Victory is not a solitary journey. Just as Roman</text:p>
      <text:p text:style-name="Standard">45:29</text:p>
      <text:p text:style-name="Standard">soldiers locked their shields together for greater strength, we are called to stand alongside one another in the</text:p>
      <text:p text:style-name="Standard">45:35</text:p>
      <text:p text:style-name="Standard">spiritual battle. The church, our community of faith, is a vital part of</text:p>
      <text:p text:style-name="Standard">45:41</text:p>
      <text:p text:style-name="Standard">living in victory. When we pray for one another, encourage one another, and</text:p>
      <text:p text:style-name="Standard">45:46</text:p>
      <text:p text:style-name="Standard">share our testimonies of God's faithfulness, we strengthen the collective armor of the body of Christ.</text:p>
      <text:p text:style-name="Standard">45:53</text:p>
      <text:p text:style-name="Standard">Together, we are a force that the gates of hell cannot prevail against. Matthew 16:18.</text:p>
      <text:p text:style-name="Standard">46:00</text:p>
      <text:p text:style-name="Standard">Living in victory also means stepping boldly into the purpose God has for your</text:p>
      <text:p text:style-name="Standard">46:05</text:p>
      <text:p text:style-name="Standard">life. The armor of God is not just for defense. It is for advancement. With the</text:p>
      <text:p text:style-name="Standard">46:11</text:p>
      <text:p text:style-name="Standard">sword of the spirit in hand and the shoes of peace guiding your steps, you are equipped to share the gospel, to</text:p>
      <text:p text:style-name="Standard">46:18</text:p>
      <text:p text:style-name="Standard">serve others, and to glorify God in all that you do. Every act of faith, every</text:p>
      <text:p text:style-name="Standard">46:25</text:p>
      <text:p text:style-name="Standard">word of encouragement, and every moment of obedience contributes to the kingdom of God. When you live in victory, you</text:p>
      <text:p text:style-name="Standard">46:32</text:p>
      <text:p text:style-name="Standard">become a beacon of hope to those around you, demonstrating the transformative power of a life fully surrendered to</text:p>
      <text:p text:style-name="Standard">46:40</text:p>
      <text:p text:style-name="Standard">Christ. No matter what you face, whether it's a sudden storm or a long-fought</text:p>
      <text:p text:style-name="Standard">46:45</text:p>
      <text:p text:style-name="Standard">struggle, remember that you are never fighting alone. God is with you. His</text:p>
      <text:p text:style-name="Standard">46:51</text:p>
      <text:p text:style-name="Standard">spirit empowers you and his promises sustain you. When you put on the armor</text:p>
      <text:p text:style-name="Standard">46:56</text:p>
      <text:p text:style-name="Standard">of God and walk in prayerful dependence, you are equipped for every battle.</text:p>
      <text:p text:style-name="Standard"><text:soft-page-break/>47:01</text:p>
      <text:p text:style-name="Standard">Victory is not about avoiding the fight. It's about standing firm in the midst of it, confident in the one who goes before</text:p>
      <text:p text:style-name="Standard">47:09</text:p>
      <text:p text:style-name="Standard">you. Each time you choose faith over fear, truth over lies, and prayer over</text:p>
      <text:p text:style-name="Standard">47:15</text:p>
      <text:p text:style-name="Standard">despair, you are living in the victory Christ has secured for you. As you step</text:p>
      <text:p text:style-name="Standard">47:20</text:p>
      <text:p text:style-name="Standard">into each day, let the armor of God be your constant companion. Stand firm in</text:p>
      <text:p text:style-name="Standard">47:26</text:p>
      <text:p text:style-name="Standard">truth. Walk boldly in peace and wield the word of God with precision and confidence. Pray without ceasing. Remain</text:p>
      <text:p text:style-name="Standard">47:34</text:p>
      <text:p text:style-name="Standard">steadfast in faith. And trust that the God who began a good work in you will carry it to completion. Philippians 1:6.</text:p>
      <text:p text:style-name="Standard">47:42</text:p>
      <text:p text:style-name="Standard">You are not just a soldier in this battle. You are a conqueror, a child of the king, and a vessel of his glory.</text:p>
      <text:p text:style-name="Standard">47:49</text:p>
      <text:p text:style-name="Standard">Walk in victory, fully equipped and fully assured, knowing that with God by your side, every battle you face is</text:p>
      <text:p text:style-name="Standard">47:56</text:p>
      <text:p text:style-name="Standard">already won. As we reach the culmination of this journey through the armor of God, let this truth resonate deeply.</text:p>
      <text:p text:style-name="Standard">48:04</text:p>
      <text:p text:style-name="Standard">Victory in Christ is not a fleeting moment, but an eternal reality. It is not earned by our efforts, but gifted to</text:p>
      <text:p text:style-name="Standard">48:11</text:p>
      <text:p text:style-name="Standard">us through grace. In Christ, we are not just survivors of spiritual warfare. We</text:p>
      <text:p text:style-name="Standard">48:16</text:p>
      <text:p text:style-name="Standard">are overcomers, conquerors, and participants in his ultimate triumph.</text:p>
      <text:p text:style-name="Standard">48:21</text:p>
      <text:p text:style-name="Standard">Each day brings battles, both seen and unseen. These may take the form of doubts that whisper insecurity,</text:p>
      <text:p text:style-name="Standard">48:28</text:p>
      <text:p text:style-name="Standard">challenges that test our resilience, or circumstances that threaten to overwhelm. But with the armor of God, we</text:p>
      <text:p text:style-name="Standard">48:35</text:p>
      <text:p text:style-name="Standard">are never defenseless. We are empowered to stand firm, knowing that the strength</text:p>
      <text:p text:style-name="Standard">48:40</text:p>
      <text:p text:style-name="Standard">of God himself supports us. Paul's words in Ephesians 6:13 encourage us,</text:p>
      <text:p text:style-name="Standard">48:46</text:p>
      <text:p text:style-name="Standard">"Therefore, put on the full armor of God, so that when the day of evil comes,</text:p>
      <text:p text:style-name="Standard">48:51</text:p>
      <text:p text:style-name="Standard">you may be able to stand your ground, and after you have done everything, to stand." Notice the call is not to</text:p>
      <text:p text:style-name="Standard">48:59</text:p>
      <text:p text:style-name="Standard">retreat, but to stand, to hold fast, to remain rooted in the confidence that</text:p>
      <text:p text:style-name="Standard">49:05</text:p>
      <text:p text:style-name="Standard">Christ has already overcome the world. John 16:33.</text:p>
      <text:p text:style-name="Standard">49:10</text:p>
      <text:p text:style-name="Standard">The victory we live in today was secured at the cross where Jesus declared, "It</text:p>
      <text:p text:style-name="Standard"><text:soft-page-break/>49:15</text:p>
      <text:p text:style-name="Standard">is finished." John 19:30. This proclamation reverberates through time,</text:p>
      <text:p text:style-name="Standard">49:21</text:p>
      <text:p text:style-name="Standard">reminding us that sin, death, and the powers of darkness are defeated. We are</text:p>
      <text:p text:style-name="Standard">49:26</text:p>
      <text:p text:style-name="Standard">not fighting for victory. We are fighting from a place of victory. This assurance transforms our outlook on</text:p>
      <text:p text:style-name="Standard">49:33</text:p>
      <text:p text:style-name="Standard">life's trials. Every challenge becomes an opportunity to trust more deeply, to</text:p>
      <text:p text:style-name="Standard">49:39</text:p>
      <text:p text:style-name="Standard">grow in faith, and to testify to God's goodness. Our struggles, though real,</text:p>
      <text:p text:style-name="Standard">49:45</text:p>
      <text:p text:style-name="Standard">cannot shake the eternal security we have in Christ. Romans 8:37 declares,</text:p>
      <text:p text:style-name="Standard">49:51</text:p>
      <text:p text:style-name="Standard">"In all these things, we are more than conquerors through him who loved us."</text:p>
      <text:p text:style-name="Standard">49:57</text:p>
      <text:p text:style-name="Standard">This is not just hope, it is fact. Victory in Christ is intimately tied to</text:p>
      <text:p text:style-name="Standard">50:03</text:p>
      <text:p text:style-name="Standard">our relationship with him. And at the heart of that relationship is prayer. Through prayer, we align our hearts with</text:p>
      <text:p text:style-name="Standard">50:11</text:p>
      <text:p text:style-name="Standard">God's will, gain clarity for our journey, and find the strength to persevere. Prayer is not just a tool for</text:p>
      <text:p text:style-name="Standard">50:19</text:p>
      <text:p text:style-name="Standard">battle. It is the lifeline that connects us to the one who has already won.</text:p>
      <text:p text:style-name="Standard">50:25</text:p>
      <text:p text:style-name="Standard">Consider the powerful example of Jesus in Gethsemane. In his most challenging</text:p>
      <text:p text:style-name="Standard">50:30</text:p>
      <text:p text:style-name="Standard">hour, he turned to prayer, surrendering with the words, "Not my will, but yours</text:p>
      <text:p text:style-name="Standard">50:36</text:p>
      <text:p text:style-name="Standard">be done." Luke 22:42. His obedience born out of deep trust in</text:p>
      <text:p text:style-name="Standard">50:43</text:p>
      <text:p text:style-name="Standard">the Father demonstrates the path to victory. Reliance on God's plan, even when it's hard to see. Victory in Christ</text:p>
      <text:p text:style-name="Standard">50:51</text:p>
      <text:p text:style-name="Standard">is not a passive state. It is a call to action. Each day as we put on the armor</text:p>
      <text:p text:style-name="Standard">50:57</text:p>
      <text:p text:style-name="Standard">of God, we step into our calling as his ambassadors. Whether it's sharing the gospel, offering forgiveness, or</text:p>
      <text:p text:style-name="Standard">51:04</text:p>
      <text:p text:style-name="Standard">standing firm in faith, our actions reflect the reality of Christ's triumph.</text:p>
      <text:p text:style-name="Standard">51:09</text:p>
      <text:p text:style-name="Standard">This victory is not confined to major spiritual battles. It touches every</text:p>
      <text:p text:style-name="Standard">51:15</text:p>
      <text:p text:style-name="Standard">aspect of our lives from the way we approach our relationships to the choices we make at work, in school or at</text:p>
      <text:p text:style-name="Standard">51:22</text:p>
      <text:p text:style-name="Standard">home. It transforms the mundane into the meaningful, the ordinary into the</text:p>
      <text:p text:style-name="Standard">51:28</text:p>
      <text:p text:style-name="Standard">extraordinary. Believer, you are not alone in this fight. You are part of a greater army, the body of Christ,</text:p>
      <text:p text:style-name="Standard">51:35</text:p>
      <text:p text:style-name="Standard"><text:soft-page-break/>marching forward in unity and faith. Together, we bear one another's burdens,</text:p>
      <text:p text:style-name="Standard">51:41</text:p>
      <text:p text:style-name="Standard">strengthen each other's shields of faith, and celebrate the victories that God brings. You are surrounded by a</text:p>
      <text:p text:style-name="Standard">51:48</text:p>
      <text:p text:style-name="Standard">community of warriors, all equipped and empowered by the same spirit. Even in</text:p>
      <text:p text:style-name="Standard">51:53</text:p>
      <text:p text:style-name="Standard">moments of weakness, when the battle feels too great, remember this, the war is already won. Your strength comes not</text:p>
      <text:p text:style-name="Standard">52:01</text:p>
      <text:p text:style-name="Standard">from your own efforts, but from the limitless power of God working in and through you. As Paul wrote, "I can do</text:p>
      <text:p text:style-name="Standard">52:08</text:p>
      <text:p text:style-name="Standard">all this through him who gives me strength." Philippians 4:13. As you</text:p>
      <text:p text:style-name="Standard">52:13</text:p>
      <text:p text:style-name="Standard">leave this study and step back into the challenges of daily life, carry this encouragement with you. The armor of God</text:p>
      <text:p text:style-name="Standard">52:21</text:p>
      <text:p text:style-name="Standard">is your divine provision. Prayer is your unwavering connection and Christ is your</text:p>
      <text:p text:style-name="Standard">52:27</text:p>
      <text:p text:style-name="Standard">ultimate victory. Let the words of 1 Corinthians 15:57 be your anthem. But</text:p>
      <text:p text:style-name="Standard">52:33</text:p>
      <text:p text:style-name="Standard">thanks be to God. He gives us the victory through our Lord Jesus Christ.</text:p>
      <text:p text:style-name="Standard">52:39</text:p>
      <text:p text:style-name="Standard">Stand tall in your faith. Face each day with courage and walk boldly knowing</text:p>
      <text:p text:style-name="Standard">52:44</text:p>
      <text:p text:style-name="Standard">that the battles you encounter are opportunities to demonstrate God's power and grace. Victory is not just a</text:p>
      <text:p text:style-name="Standard">52:52</text:p>
      <text:p text:style-name="Standard">promise. It is your present reality in Christ. As you journey onward, may you be</text:p>
      <text:p text:style-name="Standard">52:59</text:p>
      <text:p text:style-name="Standard">reminded that with Christ, you are equipped for every battle, empowered to overcome every obstacle and called to</text:p>
      <text:p text:style-name="Standard">53:06</text:p>
      <text:p text:style-name="Standard">live a life of purpose and impact. Victory is yours, not because of who you</text:p>
      <text:p text:style-name="Standard">53:11</text:p>
      <text:p text:style-name="Standard">are, but because of who he is. Go forth, beloved warrior, and stand firm. The God</text:p>
      <text:p text:style-name="Standard">53:18</text:p>
      <text:p text:style-name="Standard">who fights for you will never fail. Victory is already written and you are</text:p>
      <text:p text:style-name="Standard">53:24</text:p>
      <text:p text:style-name="Standard">part of his glorious story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6T07:49:48.930000000</meta:creation-date>
    <dc:date>2025-09-06T07:51:51.164000000</dc:date>
    <meta:editing-duration>PT2M2S</meta:editing-duration>
    <meta:editing-cycles>1</meta:editing-cycles>
    <meta:generator>EasyOffice/7.6.2.1.0$Windows_X86_64 LibreOffice_project/0bc4d647150f05f02b71ccb5539a4012b57f1faf</meta:generator>
    <meta:document-statistic meta:table-count="0" meta:image-count="0" meta:object-count="0" meta:page-count="23" meta:paragraph-count="1027" meta:word-count="8288" meta:character-count="47094" meta:non-whitespace-character-count="39832"/>
  </office:meta>
</office:document-meta>
</file>